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style:font-name="DejaVu Sans Mono" fo:font-size="10.5pt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style:font-name="DejaVu Sans Mono" fo:font-size="10.5pt" fo:font-weight="bold" officeooo:rsid="001420fd" officeooo:paragraph-rsid="001420fd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style:font-name="DejaVu Sans Mono" fo:font-size="10.5pt" officeooo:paragraph-rsid="000ea262" style:font-size-asian="10.5pt" style:font-size-complex="10.5pt"/>
    </style:style>
    <style:style style:name="P5" style:family="paragraph" style:parent-style-name="Preformatted_20_Text">
      <style:text-properties style:font-name="DejaVu Sans Mono" fo:font-size="10.5pt" style:font-size-asian="10.5pt" style:font-size-complex="10.5pt"/>
    </style:style>
    <style:style style:name="P6" style:family="paragraph" style:parent-style-name="Preformatted_20_Text">
      <style:text-properties style:font-name="DejaVu Sans Mono" fo:font-size="10.5pt" officeooo:paragraph-rsid="001420fd" style:font-size-asian="10.5pt" style:font-size-complex="10.5pt"/>
    </style:style>
    <style:style style:name="P7" style:family="paragraph" style:parent-style-name="Preformatted_20_Text">
      <style:text-properties style:font-name="DejaVu Sans Mono" fo:font-size="10.5pt" officeooo:paragraph-rsid="0011bd0d" style:font-size-asian="10.5pt" style:font-size-complex="10.5pt"/>
    </style:style>
    <style:style style:name="P8" style:family="paragraph" style:parent-style-name="Preformatted_20_Text">
      <style:text-properties style:font-name="DejaVu Sans Mono" fo:font-size="10.5pt" officeooo:rsid="001420fd" officeooo:paragraph-rsid="001420fd" style:font-size-asian="10.5pt" style:font-size-complex="10.5pt"/>
    </style:style>
    <style:style style:name="P9" style:family="paragraph" style:parent-style-name="Preformatted_20_Text">
      <style:text-properties style:font-name="DejaVu Sans Mono" fo:font-size="10.5pt" fo:font-weight="normal" officeooo:rsid="001420fd" officeooo:paragraph-rsid="001420fd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DejaVu Sans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Preformatted_20_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style:use-window-font-color="true" loext:opacity="0%" style:font-name="DejaVu Sans Mono" fo:font-size="10.5pt" officeooo:rsid="001420fd" officeooo:paragraph-rsid="001420fd" style:font-size-asian="10.5pt" style:font-size-complex="10.5pt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.5pt" officeooo:paragraph-rsid="001420fd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fd" style:font-weight-asian="bold" style:font-weight-complex="bold"/>
    </style:style>
    <style:style style:name="T3" style:family="text">
      <style:text-properties fo:font-weight="bold" officeooo:rsid="001591a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420fd" style:font-weight-asian="bold" style:font-weight-complex="bold"/>
    </style:style>
    <style:style style:name="T6" style:family="text">
      <style:text-properties fo:color="#2a6099" loext:opacity="100%" fo:font-weight="bold" officeooo:rsid="001591ab" style:font-weight-asian="bold" style:font-weight-complex="bold"/>
    </style:style>
    <style:style style:name="T7" style:family="text">
      <style:text-properties fo:color="#2a6099" loext:opacity="100%" fo:font-style="normal" fo:font-weight="bold" officeooo:rsid="001420fd" style:font-style-asian="normal" style:font-weight-asian="bold" style:font-style-complex="normal" style:font-weight-complex="bol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bold" officeooo:rsid="00127dbf" style:font-weight-asian="bold" style:font-weight-complex="bold"/>
    </style:style>
    <style:style style:name="T10" style:family="text">
      <style:text-properties style:use-window-font-color="true" loext:opacity="0%" fo:font-style="normal" fo:font-weight="normal" officeooo:rsid="0017d3eb" style:font-style-asian="normal" style:font-weight-asian="normal" style:font-style-complex="normal" style:font-weight-complex="normal"/>
    </style:style>
    <style:style style:name="T11" style:family="text">
      <style:text-properties officeooo:rsid="0011bd0d"/>
    </style:style>
    <style:style style:name="T12" style:family="text">
      <style:text-properties officeooo:rsid="001420f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59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Man of Sorrows</text:span> (CCLI)</text:p>
      <text:p text:style-name="P12"/>
      <text:p text:style-name="P4"><text:span text:style-name="T1">[ CHORDS ] <text:s/></text:span><text:span text:style-name="T6">G</text:span><text:span text:style-name="T4"> <text:s text:c="5"/></text:span><text:span text:style-name="T6">A</text:span><text:span text:style-name="T4"> <text:s text:c="5"/>D <text:s text:c="5"/>B</text:span><text:span text:style-name="T6">m</text:span><text:span text:style-name="T4"> <text:s text:c="5"/></text:span><text:span text:style-name="T8">[ </text:span><text:span text:style-name="T9">NO CAPO</text:span><text:span text:style-name="T8"> ]</text:span></text:p>
      <text:p text:style-name="P1"><text:s text:c="12"/>==oo== o<text:span text:style-name="T14">o</text:span>=<text:span text:style-name="T14">==</text:span>o xoo=== ======</text:p>
      <text:p text:style-name="P1"><text:s text:c="12"/>|||||| |||||| |||||| ||||||</text:p>
      <text:p text:style-name="P1"><text:s text:c="12"/>|O|||| ||O<text:span text:style-name="T14">OO</text:span>| |||O|O OO|||O</text:p>
      <text:p text:style-name="P1"><text:s text:c="12"/>O|||OO |<text:span text:style-name="T14">|||||</text:span> ||||O| ||||<text:span text:style-name="T14">O</text:span>|</text:p>
      <text:p text:style-name="P1"><text:s text:c="12"/>|||||| |||||| |||||| ||OO<text:span text:style-name="T14">|</text:span>|</text:p>
      <text:p text:style-name="P5"/>
      <text:p text:style-name="P5"><text:span text:style-name="T1">[ INTRO ] <text:s text:c="2"/></text:span><text:span text:style-name="T6">| G <text:s/>| A <text:s/>| D <text:s/>|</text:span></text:p>
      <text:p text:style-name="P5"/>
      <text:p text:style-name="P6"><text:span text:style-name="T1">[ VERSE 1 ]</text:span></text:p>
      <text:p text:style-name="P6"><text:span text:style-name="T5">D</text:span><text:span text:style-name="T4"> <text:s text:c="15"/></text:span><text:span text:style-name="T5">G</text:span><text:span text:style-name="T4"> <text:s text:c="6"/>D <text:s text:c="3"/>G <text:s text:c="5"/></text:span><text:span text:style-name="T5">D <text:s text:c="5"/>A</text:span></text:p>
      <text:p text:style-name="P7">Man of sor-rows, Lamb of God, By His own be-trayed</text:p>
      <text:p text:style-name="P7"><text:s text:c="4"/><text:span text:style-name="T5">Bm <text:s text:c="12"/>G <text:s text:c="7"/>Bm <text:s text:c="5"/>G <text:s text:c="6"/>A <text:s text:c="5"/>D</text:span></text:p>
      <text:p text:style-name="P7">The s<text:span text:style-name="T12">i</text:span>n of man and wrath of God has been on Je-sus laid</text:p>
      <text:p text:style-name="P7"><text:span text:style-name="T4"/></text:p>
      <text:p text:style-name="P6"><text:span text:style-name="T8">[ VERSE 2 ]</text:span></text:p>
      <text:p text:style-name="P6"><text:span text:style-name="T5">D</text:span><text:span text:style-name="T4"> <text:s text:c="12"/></text:span><text:span text:style-name="T5">G</text:span><text:span text:style-name="T4"> <text:s text:c="7"/>D <text:s text:c="5"/>G <text:s text:c="7"/></text:span><text:span text:style-name="T5">D <text:s text:c="10"/>A</text:span></text:p>
      <text:p text:style-name="P14"><text:span text:style-name="T10">Si-lent as He stood ac-cused, beat-en, mocked, and scorned</text:span></text:p>
      <text:p text:style-name="P14"><text:span text:style-name="T7">Bm <text:s text:c="12"/>G <text:s text:c="8"/>Bm <text:s text:c="6"/>G <text:s text:c="5"/>A <text:s text:c="7"/>D</text:span></text:p>
      <text:p text:style-name="P14"><text:span text:style-name="T10">Bow-ing to the Fa-ther’s will, He took a crown of thorns.</text:span></text:p>
      <text:p text:style-name="P6"><text:span text:style-name="T1"/></text:p>
      <text:p text:style-name="P6"><text:span text:style-name="T1">[ CHORUS ]</text:span></text:p>
      <text:p text:style-name="P8"><text:span text:style-name="T4"><text:s text:c="9"/>Bm <text:s text:c="5"/>G <text:s text:c="12"/>D <text:s/>A <text:s text:c="14"/>Bm <text:s text:c="9"/>G <text:s text:c="7"/>A <text:s text:c="11"/></text:span></text:p>
      <text:p text:style-name="P6">Oh, that rug-ged cross, my sal-va-tion <text:span text:style-name="T12">w</text:span>here your love poured out ov-er me</text:p>
      <text:p text:style-name="P8"><text:s text:c="7"/><text:span text:style-name="T4">G <text:s text:c="9"/>D <text:s text:c="10"/>A <text:s/>Bm <text:s text:c="13"/>G <text:s text:c="5"/>A <text:s text:c="4"/>D</text:span></text:p>
      <text:p text:style-name="P6">Now my <text:span text:style-name="T12">s</text:span>oul cries out, hal-le-lu—jah, <text:span text:style-name="T12">p</text:span>raise and ho-nor un-to Thee. <text:s text:c="7"/></text:p>
      <text:p text:style-name="P5"/>
      <text:p text:style-name="P13"><text:span text:style-name="T1">[ VERSE 3 ]</text:span></text:p>
      <text:p text:style-name="P6"><text:span text:style-name="T4">D <text:s text:c="15"/>G <text:s text:c="8"/>D <text:s text:c="5"/>G <text:s text:c="8"/>D <text:s text:c="5"/>A</text:span></text:p>
      <text:p text:style-name="P5">Sent of heav-en, God’s own Son to pur-chase and re-deem</text:p>
      <text:p text:style-name="P6"><text:s text:c="4"/><text:span text:style-name="T7">Bm <text:s text:c="13"/>G <text:s text:c="4"/>Bm <text:s text:c="6"/>G <text:s text:c="9"/>A <text:s text:c="6"/>D</text:span></text:p>
      <text:p text:style-name="P5">And re-con-cile the ve-ry ones who nailed Him to that tree</text:p>
      <text:p text:style-name="P5"/>
      <text:p text:style-name="P2">[ CHORUS ]</text:p>
      <text:p text:style-name="P2"/>
      <text:p text:style-name="P3">[ BRIDGE x 2 ]</text:p>
      <text:p text:style-name="P9"><text:s text:c="8"/><text:span text:style-name="T4">Bm <text:s text:c="5"/>G <text:s text:c="10"/>D <text:s text:c="6"/>A</text:span></text:p>
      <text:p text:style-name="P9">Now, my debt is paid, it is paid in full</text:p>
      <text:p text:style-name="P9"><text:s text:c="7"/><text:span text:style-name="T4">Bm <text:s text:c="7"/>G <text:s text:c="12"/>D <text:s text:c="5"/>A</text:span></text:p>
      <text:p text:style-name="P9">By the pre-cious blood that my Je-sus spilled</text:p>
      <text:p text:style-name="P9"><text:s text:c="9"/><text:span text:style-name="T4">Bm <text:s text:c="6"/>G <text:s text:c="9"/>D <text:s text:c="6"/>A</text:span></text:p>
      <text:p text:style-name="P9">Now, the curse of sin has no hold on me</text:p>
      <text:p text:style-name="P9"><text:s text:c="9"/><text:span text:style-name="T4">Bm <text:s text:c="6"/>G <text:s text:c="10"/>D <text:s text:c="6"/>A</text:span></text:p>
      <text:p text:style-name="P9">Whom the Son sets free, oh is free in-deed</text:p>
      <text:p text:style-name="P10"/>
      <text:p text:style-name="P6"><text:span text:style-name="T1">[ VERSE </text:span><text:span text:style-name="T2">4</text:span><text:span text:style-name="T1"> ]</text:span></text:p>
      <text:p text:style-name="P6"><text:span text:style-name="T5">D</text:span><text:span text:style-name="T4"> <text:s text:c="12"/></text:span><text:span text:style-name="T5">G</text:span><text:span text:style-name="T4"> <text:s text:c="10"/>D <text:s text:c="6"/>G <text:s text:c="7"/></text:span><text:span text:style-name="T5">D <text:s text:c="5"/>A</text:span></text:p>
      <text:p text:style-name="P6">See the stone is rolled a-way, be-hold the emp-ty tomb</text:p>
      <text:p text:style-name="P6"><text:span text:style-name="T7">Bm <text:s text:c="12"/>G <text:s text:c="5"/>Bm <text:s text:c="11"/>G <text:s text:c="5"/>A <text:s text:c="7"/>D</text:span></text:p>
      <text:p text:style-name="P6">Hal-le-lu-jah, God be praised, He’s ris-en from the grave</text:p>
      <text:p text:style-name="P6"><text:span text:style-name="T2"/></text:p>
      <text:p text:style-name="P6"><text:span text:style-name="T2">[</text:span><text:span text:style-name="T1"> CHORUS </text:span><text:span text:style-name="T2">x 2</text:span><text:span text:style-name="T1"> ]</text:span><text:span text:style-name="T1"><text:note text:id="ftn0" text:note-class="footnote"><text:note-citation>1</text:note-citation><text:note-body><text:p text:style-name="Footnote"><text:span text:style-name="T13">CCLI Song # 6476063 © 2012 Hillsong Music Publishing Australia For use solely with the SongSelect® Terms of Use. All rights reserved. </text:span><text:a xlink:type="simple" xlink:href="http://www.ccli.com/" text:style-name="Internet_20_link" text:visited-style-name="Visited_20_Internet_20_Link"><text:span text:style-name="T13">www.ccli.com</text:span></text:a><text:span text:style-name="T13"> 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22:30:51.363249753</dc:date>
    <meta:editing-duration>PT2H53M14S</meta:editing-duration>
    <meta:editing-cycles>12</meta:editing-cycles>
    <meta:generator>LibreOffice/7.6.7.2$Linux_X86_64 LibreOffice_project/60$Build-2</meta:generator>
    <meta:print-date>2025-04-14T22:24:54.096694026</meta:print-date>
    <meta:printed-by>PDF files</meta:printed-by>
    <meta:document-statistic meta:table-count="0" meta:image-count="0" meta:object-count="0" meta:page-count="1" meta:paragraph-count="45" meta:word-count="327" meta:character-count="2028" meta:non-whitespace-character-count="1099"/>
  </office:meta>
</office:document-meta>
</file>